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yle-1">
      <style:paragraph-properties fo:text-align="center" fo:text-indent="0cm" fo:line-height="115%" fo:margin-top="0.494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" style:family="paragraph" style:parent-style-name="Style-1">
      <style:paragraph-properties fo:text-align="center" fo:text-indent="0cm" fo:line-height="115%" fo:margin-top="0.494cm" fo:margin-bottom="0.141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" style:family="paragraph" style:parent-style-name="Style-2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yle-3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yle-4">
      <style:paragraph-properties fo:text-align="center" fo:text-indent="0cm" fo:line-height="115%" fo:margin-top="0.494cm" fo:margin-bottom="0.141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" style:family="paragraph" style:parent-style-name="Style-3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yle-5">
      <style:paragraph-properties fo:text-align="center" fo:text-indent="0cm" fo:line-height="115%" fo:margin-top="0.494cm" fo:margin-bottom="0.141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" style:family="paragraph" style:parent-style-name="Style-3">
      <style:paragraph-properties fo:text-align="left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yle-6">
      <style:paragraph-properties fo:text-align="center" fo:text-indent="0cm" fo:line-height="115%" fo:margin-top="0.494cm" fo:margin-bottom="0.141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" style:family="paragraph" style:parent-style-name="Style-3">
      <style:paragraph-properties fo:text-align="left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yle-7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yle-7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" style:family="paragraph" style:parent-style-name="Style-3">
      <style:paragraph-properties fo:text-align="left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yle-8">
      <style:paragraph-properties fo:text-align="center" fo:text-indent="0cm" fo:line-height="115%" fo:margin-top="0.494cm" fo:margin-bottom="0.141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2" style:family="paragraph" style:parent-style-name="Style-3">
      <style:paragraph-properties fo:text-align="left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yle-3">
      <style:paragraph-properties fo:text-align="left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yle-3">
      <style:paragraph-properties fo:text-align="left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yle-3">
      <style:paragraph-properties fo:text-align="left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yle-3">
      <style:paragraph-properties fo:text-align="left" fo:text-indent="0cm" fo:line-height="115%" fo:margin-top="0cm" fo:margin-left="0cm" fo:margin-right="0cm"/>
    </style:style>
    <style:style style:name="T29_1" style:family="text" style:parent-style-name="Default_20_Paragraph_20_Fon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yle-3">
      <style:paragraph-properties fo:text-align="left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yle-9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yle-9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4" style:family="paragraph" style:parent-style-name="Style-3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yle-10">
      <style:paragraph-properties fo:text-align="center" fo:text-indent="0cm" fo:line-height="115%" fo:margin-top="0.494cm" fo:margin-bottom="0.141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7" style:family="paragraph" style:parent-style-name="Style-3">
      <style:paragraph-properties fo:text-align="left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yle-3">
      <style:paragraph-properties fo:text-align="left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yle-11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yle-11">
      <style:paragraph-properties fo:text-align="center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2" style:family="paragraph" style:parent-style-name="Style-3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yle-3">
      <style:paragraph-properties fo:text-align="lef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yle-3">
      <style:paragraph-properties fo:text-align="left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yle-3">
      <style:paragraph-properties fo:text-align="left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yle-3">
      <style:paragraph-properties fo:text-align="left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yle-3">
      <style:paragraph-properties fo:text-align="left" fo:text-indent="0cm" fo:line-height="115%" fo:margin-top="0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yle-3">
      <style:paragraph-properties fo:text-align="left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yle-3">
      <style:paragraph-properties fo:text-align="left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5" style:family="paragraph" style:parent-style-name="Style-3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yle-3">
      <style:paragraph-properties fo:text-align="left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yle-3">
      <style:paragraph-properties fo:text-align="left" fo:text-indent="0cm" fo:line-height="115%" fo:margin-top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yle-3">
      <style:paragraph-properties fo:text-align="left" fo:text-indent="0cm" fo:line-height="115%" fo:margin-top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2" style:family="paragraph" style:parent-style-name="Style-3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yle-3">
      <style:paragraph-properties fo:text-align="left" fo:text-indent="0cm" fo:line-height="115%" fo:margin-top="0cm" fo:margin-left="0cm" fo:margin-right="0cm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6" style:family="paragraph" style:parent-style-name="Style-3">
      <style:paragraph-properties fo:text-align="left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yle-3">
      <style:paragraph-properties fo:text-align="left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9" style:family="paragraph" style:parent-style-name="Style-3">
      <style:paragraph-properties fo:text-align="left" fo:text-indent="0cm" fo:line-height="115%" fo:margin-top="0cm" fo:margin-left="0cm" fo:margin-right="0cm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yle-12">
      <style:paragraph-properties fo:text-align="left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6" style:family="paragraph" style:parent-style-name="Style-13">
      <style:paragraph-properties fo:text-align="left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7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yle-14">
      <style:paragraph-properties fo:text-align="center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1" style:family="paragraph" style:parent-style-name="Style-15">
      <style:paragraph-properties fo:text-align="center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2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yle-2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yle-3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yle-2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yle-2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yle-2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yle-2">
      <style:paragraph-properties fo:text-align="center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bookmark-start text:name="h.i32axh-37t6th"/><text:bookmark-end text:name="h.i32axh-37t6th"/><text:span text:style-name="T1_1">ARTICLES<text:s/>OF<text:s/>INCORPORATION</text:span></text:p>
      <text:p text:style-name="P2"><text:span text:style-name="T2_1">OF<text:s/>FREE<text:s/>GEEK<text:s/>TWIN<text:s/>CITIES</text:span></text:p>
      <text:p text:style-name="P3"/>
      <text:p text:style-name="P4"><text:span text:style-name="T4_1">The<text:s/>undersigned<text:s/>incorporator(s)<text:s/>is<text:s/>an<text:s/>(are)<text:s/>individual(s)<text:s/>18<text:s/>years<text:s/>of<text:s/>age<text:s/>or<text:s/>older<text:s/>and<text:s/>adopt<text:s/>the<text:s/>following<text:s/>articles<text:s/>of<text:s/>incorporation<text:s/>to<text:s/>form<text:s/>a<text:s/>nonprofit<text:s/>corporation<text:s/>(Chapter<text:s/>317A).</text:span></text:p>
      <text:p text:style-name="P5"/>
      <text:p text:style-name="P6"><text:bookmark-start text:name="h.xsri3r-7snxb6"/><text:bookmark-end text:name="h.xsri3r-7snxb6"/><text:span text:style-name="T6_1">ARTICLE<text:s/>I<text:s/>-<text:s/>NAME</text:span></text:p>
      <text:p text:style-name="P7"><text:span text:style-name="T7_1">The<text:s/>name<text:s/>of<text:s/>this<text:s/>corporation<text:s/>shall<text:s/>be<text:s/>Free<text:s/>Geek<text:s/>Twin<text:s/>Cities.</text:span></text:p>
      <text:p text:style-name="P8"/>
      <text:p text:style-name="P9"><text:bookmark-start text:name="h.klfb8q-2esvm0"/><text:bookmark-end text:name="h.klfb8q-2esvm0"/><text:span text:style-name="T9_1">ARTICLE<text:s/>II<text:s/>-<text:s/>REGISTERED<text:s/>OFFICE<text:s/>ADDRESS</text:span></text:p>
      <text:p text:style-name="P10"><text:span text:style-name="T10_1">The<text:s/>place<text:s/>in<text:s/>Minnesota<text:s/>where<text:s/>the<text:s/>principal<text:s/>office<text:s/>of<text:s/>the<text:s/>corporation<text:s/>is<text:s/>to<text:s/>be<text:s/>located<text:s/>at<text:s/>821<text:s/>E<text:s/>35th<text:s/>St.,<text:s/>Minneapolis,<text:s/>Minnesota<text:s/>55407.</text:span></text:p>
      <text:p text:style-name="P11"/>
      <text:p text:style-name="P12"><text:bookmark-start text:name="h.a48w50-4gdb1e"/><text:bookmark-end text:name="h.a48w50-4gdb1e"/><text:span text:style-name="T12_1">ARTICLE<text:s/>III<text:s/>-<text:s/>PURPOSE</text:span></text:p>
      <text:p text:style-name="P13"><text:span text:style-name="T13_1">This<text:s/>corporation<text:s/>is<text:s/>organized<text:s/>exclusively<text:s/>for<text:s/>charitable,<text:s/>educational,<text:s/>and<text:s/>scientific<text:s/>purposes<text:s/>as<text:s/>specified<text:s/>in<text:s/>Section<text:s/>501(c)(3)<text:s/>of<text:s/>the<text:s/>Internal<text:s/>Revenue<text:s/>Code,<text:s/>including<text:s/>for<text:s/>such<text:s/>purposes,<text:s/>the<text:s/>making<text:s/>of<text:s/>distributions<text:s/>to<text:s/>organizations<text:s/>that<text:s/>qualify<text:s/>as<text:s/>exempt<text:s/>organizations<text:s/>under<text:s/>Section<text:s/>501(c)(3)<text:s/>of<text:s/>the<text:s/>Internal<text:s/>Revenue<text:s/>Code,<text:s/>or<text:s/>the<text:s/>corresponding<text:s/>section<text:s/>of<text:s/>any<text:s/>future<text:s/>federal<text:s/>tax<text:s/>code.</text:span></text:p>
      <text:p text:style-name="P14"><text:bookmark-start text:name="h.jpanp4-wfq3wx"/><text:bookmark-end text:name="h.jpanp4-wfq3wx"/></text:p>
      <text:p text:style-name="P15"><text:span text:style-name="T15_1">ARTICLE<text:s/>IV<text:s/>-<text:s/>EXEMPTION<text:s/>REQUIREMENTS</text:span></text:p>
      <text:p text:style-name="P16"><text:span text:style-name="T16_1">At<text:s/>all<text:s/>times<text:s/>the<text:s/>following<text:s/>shall<text:s/>operate<text:s/>as<text:s/>conditions<text:s/>restricting<text:s/>the<text:s/>operations<text:s/>and<text:s/>activities<text:s/>of<text:s/>the<text:s/>corporation:</text:span></text:p>
      <text:list text:style-name="LS1" xml:id="list0">
        <text:list-item>
          <text:p text:style-name="P17"><text:span text:style-name="T17_1">No<text:s/>part<text:s/>of<text:s/>the<text:s/>net<text:s/>earnings<text:s/>of<text:s/>the<text:s/>organization<text:s/>shall<text:s/>inure<text:s/>to<text:s/>the<text:s/>benefit<text:s/>of,<text:s/>or<text:s/>be<text:s/>distributable<text:s/>to<text:s/>its<text:s/>members,<text:s/>trustees,<text:s/>officers,<text:s/>or<text:s/>other<text:s/>private<text:s/>persons,<text:s/>except<text:s/>that<text:s/>organization<text:s/>shall<text:s/>be<text:s/>authorized<text:s/>and<text:s/>empowered<text:s/>to<text:s/>pay<text:s/>reasonable<text:s/>compensation<text:s/>for<text:s/>services<text:s/>rendered<text:s/>and<text:s/>to<text:s/>make<text:s/>payments<text:s/>and<text:s/>distributions<text:s/>in<text:s/>furtherance<text:s/>of<text:s/>the<text:s/>purpose<text:s/>set<text:s/>forth<text:s/>in<text:s/>the<text:s/>purpose<text:s/>clause<text:s/>hereof.</text:span></text:p>
        </text:list-item>
        <text:list-item>
          <text:p text:style-name="P18"><text:span text:style-name="T18_1">No<text:s/>substantial<text:s/>part<text:s/>of<text:s/>the<text:s/>activities<text:s/>of<text:s/>the<text:s/>corporation<text:s/>shall<text:s/>constitute<text:s/>the<text:s/>carrying<text:s/>on<text:s/>of<text:s/>propaganda<text:s/>or<text:s/>otherwise<text:s/>attempting<text:s/>to<text:s/>influence<text:s/>legislation,<text:s/>or<text:s/>any<text:s/>initiative<text:s/>or<text:s/>referendum<text:s/>before<text:s/>the<text:s/>public,<text:s/>and<text:s/>the<text:s/>corporation<text:s/>shall<text:s/>not<text:s/>participate<text:s/>in,<text:s/>or<text:s/>intervene<text:s/>in<text:s/>(including<text:s/>by<text:s/>publication<text:s/>or<text:s/>distribution<text:s/>of<text:s/>statements),<text:s/>any<text:s/>political<text:s/>campaign<text:s/>on<text:s/>behalf<text:s/>of,<text:s/>or<text:s/>in<text:s/>opposition<text:s/>to,<text:s/>any<text:s/>candidate<text:s/>for<text:s/>public<text:s/>office.</text:span></text:p>
        </text:list-item>
        <text:list-item>
          <text:p text:style-name="P19"><text:span text:style-name="T19_1">Notwithstanding<text:s/>any<text:s/>other<text:s/>provisions<text:s/>of<text:s/>this<text:s/>document,<text:s/>the<text:s/>organization<text:s/>shall<text:s/>not<text:s/>carry<text:s/>on<text:s/>any<text:s/>other<text:s/>activities<text:s/>not<text:s/>permitted<text:s/>to<text:s/>be<text:s/>carried<text:s/>on<text:s/>by<text:s/>an<text:s/>organization<text:s/>exempt<text:s/>from<text:s/>federal<text:s/>income<text:s/>tax<text:s/>under<text:s/>Section<text:s/>501(c)(3)<text:s/>of<text:s/>the<text:s/>Internal<text:s/>Revenue<text:s/>Code<text:s/>or<text:s/>corresponding<text:s/>section<text:s/>of<text:s/>any<text:s/>future<text:s/>tax<text:s/>code,<text:s/>or<text:s/>by<text:s/>an<text:s/>organization,<text:s/>contributions<text:s/>to<text:s/>which<text:s/>are<text:s/>deductible<text:s/>under<text:s/>section<text:s/>170(c)(2)<text:s/>of<text:s/>the<text:s/>Internal<text:s/>Revenue<text:s/>Code,<text:s/>or<text:s/>corresponding<text:s/>section<text:s/>of<text:s/>any<text:s/>future<text:s/>tax<text:s/>code.</text:span></text:p>
        </text:list-item>
      </text:list>
      <text:p text:style-name="P20"/>
      <text:p text:style-name="P21"><text:bookmark-start text:name="h.efdlw1-rg9jq6"/><text:bookmark-end text:name="h.efdlw1-rg9jq6"/><text:span text:style-name="T21_1">ARTICLE<text:s/>V<text:s/>-<text:s/>MEMBERSHIP/BOARD<text:s/>OF<text:s/>DIRECTORS</text:span></text:p>
      <text:p text:style-name="P22"><text:span text:style-name="T22_1">This<text:s/>corporation<text:s/>shall<text:s/>have<text:s/>members.<text:s/>The<text:s/>eligibility,<text:s/>rights<text:s/>and<text:s/>obligations<text:s/>of<text:s/>the<text:s/>members<text:s/>will<text:s/>be<text:s/>determined<text:s/>by<text:s/>the<text:s/>organization's<text:s/>bylaws.<text:s/></text:span></text:p>
      <text:p text:style-name="P23"/>
      <text:p text:style-name="P24"><text:span text:style-name="T24_1">The<text:s/>management<text:s/>of<text:s/>the<text:s/>affairs<text:s/>of<text:s/>the<text:s/>corporation<text:s/>shall<text:s/>be<text:s/>vested<text:s/>in<text:s/>a<text:s/>board<text:s/>of<text:s/>directors,<text:s/>as<text:s/>defined<text:s/>by<text:s/>the<text:s/>corporation's<text:s/>bylaws.<text:s/>No<text:s/>director<text:s/>shall<text:s/>have<text:s/>any<text:s/>right,<text:s/>title,<text:s/>or<text:s/>interest<text:s/>in<text:s/>or<text:s/>to<text:s/>any<text:s/>property<text:s/>of<text:s/>the<text:s/>corporation.</text:span></text:p>
      <text:p text:style-name="P25"/>
      <text:p text:style-name="P26"><text:span text:style-name="T26_1">The<text:s/>number<text:s/>of<text:s/>directors<text:s/>constituting<text:s/>the<text:s/>initial<text:s/>board<text:s/>of<text:s/>directors<text:s/>is<text:s/></text:span><text:span text:style-name="T26_2">TWO<text:s/>(2)</text:span><text:span text:style-name="T26_3">;<text:s/>their<text:s/>names<text:s/>and<text:s/>addresses<text:s/>are<text:s/>as<text:s/>follows:</text:span></text:p>
      <text:p text:style-name="P27"/>
      <text:p text:style-name="P28"><text:span text:style-name="T28_1">Brian<text:s/>Dunnette,<text:s/>816<text:s/>27th<text:s/>Ave.<text:s/>NE,<text:s/>Minneapolis,<text:s/>Minnesota,<text:s/>55418</text:span></text:p>
      <text:p text:style-name="P29"><text:span text:style-name="T29_1">Buster<text:s/>the<text:s/>Robot,<text:s/>821<text:s/>E<text:s/>35th<text:s/>St.,<text:s/>Minneapolis,<text:s/>Minnesota,<text:s/>55407</text:span></text:p>
      <text:p text:style-name="P30"/>
      <text:p text:style-name="P31"><text:span text:style-name="T31_1">Members<text:s/>of<text:s/>the<text:s/>initial<text:s/>board<text:s/>of<text:s/>directors<text:s/>shall<text:s/>serve<text:s/>until<text:s/>the<text:s/>first<text:s/>annual<text:s/>meeting,<text:s/>at<text:s/>which<text:s/>their<text:s/>successors<text:s/>will<text:s/>be<text:s/>duly<text:s/>elected<text:s/>and<text:s/>qualified,<text:s/>or<text:s/>removed<text:s/>as<text:s/>provided<text:s/>in<text:s/>the<text:s/>bylaws.</text:span></text:p>
      <text:p text:style-name="P32"><text:bookmark-start text:name="h.ns36iv-i5v7ob"/><text:bookmark-end text:name="h.ns36iv-i5v7ob"/></text:p>
      <text:p text:style-name="P33"><text:span text:style-name="T33_1">ARTICLE<text:s/>VI<text:s/>-<text:s/>PERSONAL<text:s/>LIABILITY</text:span></text:p>
      <text:p text:style-name="P34"><text:span text:style-name="T34_1">No<text:s/>member,<text:s/>officer,<text:s/>or<text:s/>director<text:s/>of<text:s/>this<text:s/>corporation<text:s/>shall<text:s/>be<text:s/>personally<text:s/>liable<text:s/>for<text:s/>the<text:s/>debts<text:s/>or<text:s/>obligations<text:s/>of<text:s/>this<text:s/>corporation<text:s/>of<text:s/>any<text:s/>nature<text:s/>whatsoever,<text:s/>nor<text:s/>shall<text:s/>any<text:s/>of<text:s/>the<text:s/>property<text:s/>of<text:s/>the<text:s/>members,<text:s/>officers,<text:s/>or<text:s/>directors<text:s/>be<text:s/>subject<text:s/>to<text:s/>the<text:s/>payment<text:s/>of<text:s/>the<text:s/>debts<text:s/>or<text:s/>obligations<text:s/>of<text:s/>this<text:s/>corporation.</text:span></text:p>
      <text:p text:style-name="P35"/>
      <text:p text:style-name="P36"><text:bookmark-start text:name="h.n28rvs-g4j803"/><text:bookmark-end text:name="h.n28rvs-g4j803"/><text:span text:style-name="T36_1">ARTICLE<text:s/>VII<text:s/>-<text:s/>DURATION/DISSOLUTION</text:span></text:p>
      <text:p text:style-name="P37"><text:span text:style-name="T37_1">The<text:s/>duration<text:s/>of<text:s/>the<text:s/>corporate<text:s/>existence<text:s/>shall<text:s/>be<text:s/>perpetual<text:s/>until<text:s/>dissolution.</text:span></text:p>
      <text:p text:style-name="P38"/>
      <text:p text:style-name="P39"><text:span text:style-name="T39_1">Upon<text:s/>the<text:s/>dissolution<text:s/>of<text:s/>the<text:s/>organization,<text:s/>assets<text:s/>of<text:s/>the<text:s/>corporation<text:s/>shall<text:s/>be<text:s/>distributed<text:s/>for<text:s/>one<text:s/>or<text:s/>more<text:s/>exempt<text:s/>purposes<text:s/>within<text:s/>the<text:s/>meaning<text:s/>of<text:s/>Section<text:s/>501(c)(3)<text:s/>of<text:s/>the<text:s/>Internal<text:s/>Revenue<text:s/>Code,<text:s/>or<text:s/>corresponding<text:s/>section<text:s/>of<text:s/>any<text:s/>future<text:s/>federal<text:s/>tax<text:s/>code,<text:s/>or<text:s/>shall<text:s/>be<text:s/>distributed<text:s/>to<text:s/>the<text:s/>federal<text:s/>government,<text:s/>or<text:s/>to<text:s/>a<text:s/>state<text:s/>or<text:s/>local<text:s/>government,<text:s/>for<text:s/>a<text:s/>public<text:s/>purpose.</text:span></text:p>
      <text:p text:style-name="P40"><text:bookmark-start text:name="h.6rnift-7gna31"/><text:bookmark-end text:name="h.6rnift-7gna31"/></text:p>
      <text:p text:style-name="P41"><text:span text:style-name="T41_1">ARTICLE<text:s/>VIII<text:s/>-<text:s/>INCORPORATORS</text:span></text:p>
      <text:p text:style-name="P42"><text:span text:style-name="T42_1">In<text:s/>witness<text:s/>whereof,<text:s/>we,<text:s/>the<text:s/>undersigned,<text:s/>have<text:s/>hereunto<text:s/>subscribed<text:s/>our<text:s/>names<text:s/>for<text:s/>the<text:s/>purpose<text:s/>of<text:s/>forming<text:s/>the<text:s/>corporation<text:s/>under<text:s/>the<text:s/>laws<text:s/>of<text:s/>the<text:s/>State<text:s/>of<text:s/>Minnesota<text:s/>and<text:s/>certify<text:s/>we<text:s/>executed<text:s/>these<text:s/>Articles<text:s/>of<text:s/>Incorporation<text:s/>this<text:s/>September<text:s/>1<text:s/>of<text:s/>2010.</text:span></text:p>
      <text:p text:style-name="P43"/>
      <text:p text:style-name="P44"><text:span text:style-name="T44_1">____________________________________________________<text:s text:c="33"/></text:span><text:span text:style-name="T44_2"><text:s text:c="11"/></text:span></text:p>
      <text:p text:style-name="P45"><text:span text:style-name="T45_1">Signature<text:s/>(Incorporator<text:s/>1)</text:span></text:p>
      <text:p text:style-name="P46"/>
      <text:p text:style-name="P47"><text:span text:style-name="T47_1">____________________________________________________</text:span></text:p>
      <text:p text:style-name="P48"><text:span text:style-name="T48_1">Address,<text:s/>City,<text:s/>State,<text:s/>ZIP</text:span></text:p>
      <text:p text:style-name="P49"/>
      <text:p text:style-name="P50"/>
      <text:p text:style-name="P51"><text:span text:style-name="T51_1">____________________________________________________</text:span></text:p>
      <text:p text:style-name="P52"><text:span text:style-name="T52_1">Signature<text:s/>(Incorporator<text:s/>2)</text:span></text:p>
      <text:p text:style-name="P53"/>
      <text:p text:style-name="P54"><text:span text:style-name="T54_1">____________________________________________________</text:span></text:p>
      <text:p text:style-name="P55"><text:span text:style-name="T55_1">Address,<text:s/>City,<text:s/>State,<text:s/>ZIP</text:span></text:p>
      <text:p text:style-name="P56"/>
      <text:p text:style-name="P57"/>
      <text:p text:style-name="P58"><text:span text:style-name="T58_1">____________________________________________________</text:span></text:p>
      <text:p text:style-name="P59"><text:span text:style-name="T59_1">Signature<text:s/>(Incorporator<text:s/>3)</text:span></text:p>
      <text:p text:style-name="P60"/>
      <text:p text:style-name="P61"><text:span text:style-name="T61_1">____________________________________________________</text:span></text:p>
      <text:p text:style-name="P62"><text:span text:style-name="T62_1">Address,<text:s/>City,<text:s/>State,<text:s/>ZIP</text:span></text:p>
      <text:p text:style-name="P63"/>
      <text:p text:style-name="P64"/>
      <text:p text:style-name="P65"><text:span text:style-name="T65_1">____________________________________________________</text:span></text:p>
      <text:p text:style-name="P66"><text:span text:style-name="T66_1">Signature<text:s/>(Incorporator<text:s/>4)</text:span></text:p>
      <text:p text:style-name="P67"/>
      <text:p text:style-name="P68"><text:span text:style-name="T68_1">____________________________________________________</text:span></text:p>
      <text:p text:style-name="P69"><text:span text:style-name="T69_1">Address,<text:s/>City,<text:s/>State,<text:s/>ZIP</text:span></text:p>
      <text:p text:style-name="P70"/>
      <text:p text:style-name="P71"/>
      <text:p text:style-name="P72"/>
      <text:p text:style-name="P73"/>
      <text:p text:style-name="P74"/>
      <text:p text:style-name="P75"><text:bookmark-start text:name="h.5zuj2k-wimuuj"/><text:bookmark-end text:name="h.5zuj2k-wimuuj"/></text:p>
      <text:p text:style-name="P76"><text:bookmark-start text:name="h.wg2ecw-1i7noy"/><text:bookmark-end text:name="h.wg2ecw-1i7noy"/></text:p>
      <text:p text:style-name="P77"/>
      <text:p text:style-name="P78"/>
      <text:p text:style-name="P79"/>
      <text:p text:style-name="P80"><text:bookmark-start text:name="h.m579nz-nuvmt3"/><text:bookmark-end text:name="h.m579nz-nuvmt3"/></text:p>
      <text:p text:style-name="P81"><text:bookmark-start text:name="h.iolp3x-s539h6"/><text:bookmark-end text:name="h.iolp3x-s539h6"/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ListStyle" style:family="paragraph" style:parent-style-name="Standard"/>
    <style:style style:name="Style-8" style:family="paragraph" style:parent-style-name="Standard"/>
    <style:style style:name="Style-9" style:family="paragraph" style:parent-style-name="Standard"/>
    <style:style style:name="Style-10" style:family="paragraph" style:parent-style-name="Standard"/>
    <style:style style:name="Style-11" style:family="paragraph" style:parent-style-name="Standard"/>
    <style:style style:name="Style-12" style:family="paragraph" style:parent-style-name="Standard"/>
    <style:style style:name="Style-13" style:family="paragraph" style:parent-style-name="Standard"/>
    <style:style style:name="Style-14" style:family="paragraph" style:parent-style-name="Standard"/>
    <style:style style:name="Style-15" style:family="paragraph" style:parent-style-name="Standard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